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D0000013812ED90D96FB61E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justify"/>
      <style:text-properties fo:font-size="66pt" style:font-size-asian="66pt" style:font-size-complex="6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cm" svg:x="1.4cm" svg:y="7.299cm" presentation:class="subtitle" presentation:user-transformed="true">
          <draw:text-box>
            <text:p text:style-name="P1"><text:span text:style-name="T1">R</text:span><text:span text:style-name="T2"> </text:span><text:span text:style-name="T1">E</text:span><text:span text:style-name="T2">pidemics </text:span><text:span text:style-name="T1">CON</text:span><text:span text:style-name="T2">sortium</text:span></text:p>
          </draw:text-box>
        </draw:frame>
        <draw:frame draw:style-name="gr1" draw:text-style-name="P3" draw:layer="layout" svg:width="25.584cm" svg:height="6.942cm" svg:x="1.4cm" svg:y="0.658cm">
          <draw:image xlink:href="Pictures/100002010000047D0000013812ED90D96FB61E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3T09:41:28.383480207</meta:creation-date>
    <dc:date>2020-08-23T09:44:09.890608318</dc:date>
    <dc:creator>Matthieu Rolland</dc:creator>
    <meta:editing-duration>PT2M42S</meta:editing-duration>
    <meta:editing-cycles>1</meta:editing-cycles>
    <meta:document-statistic meta:object-count="25"/>
    <meta:generator>LibreOffice/6.4.4.2$Linux_X86_64 LibreOffice_project/40$Build-2</meta:generator>
  </office:meta>
</office:document-meta>
</file>